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Nimbus Roman No9 L" svg:font-family="'Nimbus Roman No9 L'"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2"/>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3"/>
    <style:style style:name="P10" style:family="paragraph" style:parent-style-name="Standard" style:list-style-name="L3"/>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at Is LanternNotes</text:h>
      <text:p text:style-name="Standard"/>
      <text:p text:style-name="Standard">All college students attend classes, read books, and attend lectures. They study for exams, and most of them write between four and ten papers each semester. Listening, reading, note-taking, studying, paper-writing: These are tasks common to all students. So how do students accomplish these tasks? Haphazardly. Pen and paper... note cards... word processors... post-it notes... students employ a wide variety of means to get their work done. And these processes are generally inefficient. With a generation of tech-savvy, laptop-toting students enrolled in colleges and universities, the time is right for a tool that integrates these tasks in a digital environment.</text:p>
      <text:p text:style-name="Standard"/>
      <text:p text:style-name="Standard">LanternNotes provides a Web-based suite of tools designed to bring together the tasks common to students: tracking classes, taking lecture notes, keeping a bibliography, making notes on readings, creating term paper outlines, and even keeping personal journals to track ideas and reflect on their work. </text:p>
      <text:p text:style-name="Standard"/>
      <text:p text:style-name="Standard">In addition, LanternNotes provides an additional layer of services that help students make the most of their work. </text:p>
      <text:list text:style-name="L1">
        <text:list-item>
          <text:p text:style-name="P1">A powerful search engine makes locating information as easy as typing in a few keywords. It's like having a personalized Google for your own notes. </text:p>
        </text:list-item>
        <text:list-item>
          <text:p text:style-name="P1">With a web-based service, students can access it anywhere – from the dorm computer, from their laptop or iPhone, from the computer lab. Like Gmail, Basecamp, and LinkedIn, this powerful application is available from anywhere without the hassle of installation and maintenance of yet another software package.</text:p>
        </text:list-item>
        <text:list-item>
          <text:p text:style-name="P1">Using free-form tags, students can label their information in a way that makes sense to them. As with del.lico.us, tags become an intuitive mechanism for an individuals to organize data the way he or she thinks – not according to someone else's predefined categories.</text:p>
        </text:list-item>
        <text:list-item>
          <text:p text:style-name="P1">Social networking takes on a practical aspect when students get together through LanternNotes to form study groups and research teams. Does FaceBook make people better students? Probably not. But LanternNotes will.</text:p>
        </text:list-item>
      </text:list>
      <text:p text:style-name="Standard"/>
      <text:p text:style-name="Standard">The task of note-taking certainly extends beyond the dorm, though. Professional researchers have similar needs as they gather data to build reports. Instructors, teachers, and professors often use similar processes to build course material as well as tracking their own research. Executives are responsible for tracking a huge amount of data – attending meetings, reading journals and reports, and so on. These groups can all benefit from a solid note-taking product. LanternNotes can be easily adapted to other verticals without changing the underlying engine.</text:p>
      <text:p text:style-name="Standard"/>
      <text:h text:style-name="Heading_20_2" text:outline-level="2" text:is-list-header="true">The Market</text:h>
      <text:p text:style-name="Standard">The primary market for LanternNotes is students at institutions of higher education. <text:soft-page-break/>In 2004 there were over 17.3 million students<text:note text:id="ftn1" text:note-class="footnote"><text:note-citation>1</text:note-citation><text:note-body><text:p text:style-name="Footnote">“Fast Facts: Enrollment Information.” 2007. National Center for Education Statistics. http://nces.ed.gov/fastfacts/display.asp?id=98</text:p></text:note-body></text:note> enrolled in the over 7,000 accredited higher education institutions in the United States alone.<text:note text:id="ftn0" text:note-class="footnote"><text:note-citation>2</text:note-citation><text:note-body><text:p text:style-name="Footnote">“Accreditation in the United States.” 2007. U.S. Department of Education. http://www.ed.gov/admins/finaid/accred/accreditation_pg4.html; Council for Higher Education Accredidation. 2007. <text:s/>http://www.chea.org/search/</text:p></text:note-body></text:note> And enrollment is expected to increase as much as 15% by 2014.<text:note text:id="ftn2" text:note-class="footnote"><text:note-citation>3</text:note-citation><text:note-body><text:p text:style-name="Footnote">“Fast Facts: Enrollment Information,” <text:span text:style-name="T1">op cit</text:span>.</text:p></text:note-body></text:note> </text:p>
      <text:p text:style-name="Standard"/>
      <text:p text:style-name="Standard">There are three ways to generate revenue on LanternNotes based on this target audience:</text:p>
      <text:list text:style-name="L2">
        <text:list-item>
          <text:p text:style-name="P5">Individual subscriptions: Students can by annual memberships to use LanternNotes. </text:p>
        </text:list-item>
        <text:list-item>
          <text:p text:style-name="P5">Web-based advertising: Using traditional web advertising mechanisms, LanternNotes can serve advertisements.</text:p>
        </text:list-item>
        <text:list-item>
          <text:p text:style-name="P5">Institution-based licensing: LanternNotes can be packaged and sold either as licensed a software bundled or a purchased server appliance.</text:p>
        </text:list-item>
      </text:list>
      <text:p text:style-name="Standard"/>
      <text:h text:style-name="Heading_20_3" text:outline-level="3" text:is-list-header="true">Individual Subscriptions</text:h>
      <text:p text:style-name="Standard">According to the College Board, students spend an average of $988 on books and supplies (not counting computers).<text:note text:id="ftn4" text:note-class="footnote"><text:note-citation>4</text:note-citation><text:note-body><text:p text:style-name="Footnote"><text:span text:style-name="T1">Trends in College Pricing</text:span>. 2007. College Board. p. 7.</text:p></text:note-body></text:note> In addition, recent research suggests that the average monthly discretionary spending of a college student is over $200.<text:note text:id="ftn3" text:note-class="footnote"><text:note-citation>5</text:note-citation><text:note-body><text:p text:style-name="Footnote">Dunnawind, Stephanie. 2006, <text:s/>Aug 12. “Extracurricular Expenses Can Add up Fast in College.” Seattle Times. <text:s text:c="2"/>http://seattletimes.nwsource.com/html/living/2003192873_collegespend12.html</text:p></text:note-body></text:note> Marketing LanternNotes as an educational necessity as vital as notebooks and pens might be an effective message for this demographic.</text:p>
      <text:p text:style-name="Standard"/>
      <text:h text:style-name="Heading_20_3" text:outline-level="3" text:is-list-header="true">Advertising and Affiliate Marketing</text:h>
      <text:p text:style-name="Standard">One method of supplementing individual subscription revenue is to add paid advertising and affiliate marketing campaigns within LanternNotes. Since LanternNotes is a web-based application, traditional methods of advertisement delivery can be applied. Bookstores, music stores and services, test preparation services, and even colleges may be good candidates for affiliate programs. Exact rates for advertising and affiliate programs are difficult to predict.</text:p>
      <text:p text:style-name="Standard"/>
      <text:h text:style-name="Heading_20_3" text:outline-level="3" text:is-list-header="true">Institution-based Licensing</text:h>
      <text:p text:style-name="Standard">In 2006, over 60% of institutions had deployed web services and online course management (CM) packages. Web-based products from Blackboard claimed 73% of the CM market share.<text:note text:id="ftn5" text:note-class="footnote"><text:note-citation>6</text:note-citation><text:note-body><text:p text:style-name="Footnote"><text:span text:style-name="T1">EDUCAUSE Core Data Summary Report</text:span>. 2006. EDUCAUSE. <text:s/>pp. 42-43, 56</text:p></text:note-body></text:note> Institutions report spending from $73,000 to $100,00 per year on Blackboard licensing fees.<text:note text:id="ftn7" text:note-class="footnote"><text:note-citation>7</text:note-citation><text:note-body><text:p text:style-name="Footnote">“Big Program on Campus.” 24 Sept, 2004. BusinessWeek. Ray, Brian. “Despite alternatives, Blackboard will stay.” 22 Jan 2008. The Louisville Cardinal. Emery, Sean. “Software Licensing Costs Skyrocket.” 2004. 49-er (U. Cal, Long Beach).</text:p></text:note-body></text:note> Like Blackboard, LanternNotes can be licensed for <text:soft-page-break/>institution-wide access, or it can be pre-installed on appliance-grade hardware and sold as a software package.</text:p>
      <text:h text:style-name="Heading_20_2" text:outline-level="2" text:is-list-header="true">Officers</text:h>
      <text:p text:style-name="Standard">Matt Butcher has over a decade of experience developing Web-enabled software. He has written four books and dozens of articles on software development. During his career, he has worked with WebMD, Hcorp, and a host of medical, insurance, and financial institutions. He has been the principal consultant for Aleph-Null, Inc. since it was founded in 1999. Matt has an MA in Philosophy from Loyola University Chicago.</text:p>
      <text:p text:style-name="Standard"/>
      <text:p text:style-name="Standard">Angie Butcher received her BA in Computer Science in 1998 from Colorado State University. During her career, she has worked as a technologist for LSI Logic, DNA Sciences, and L7. In addition, she has edited five technology books, all published by Packt Publishing.</text:p>
      <text:h text:style-name="Heading_20_2" text:outline-level="2" text:is-list-header="true">Competing Products</text:h>
      <text:list text:style-name="L3">
        <text:list-item>
          <text:p text:style-name="P8">EndNote by Thomson Learning ($249-$299): EndNote is a bibliography management that runs as a desktop application. It does not provide note taking, and is targeted toward faculty and researchers.</text:p>
        </text:list-item>
        <text:list-item>
          <text:p text:style-name="P8">OneNote by Microsoft ($65-$99): OneNote is desktop tool that provides free-form desktop note taking. It does not handle bibliography tracking, and is not specific to students or other research-based fields. </text:p>
        </text:list-item>
        <text:list-item>
          <text:p text:style-name="P8">refBase by Matthias Steffens &amp; Richard Karnesky ($0): refBase is an Open Source tool providing scientists with a literature tracking tool. It is primarily for collaborative bibliography manag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Nimbus Roman No9 L" svg:font-family="'Nimbus Roman No9 L'"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Sans"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Sans"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Roman No9 L" fo:font-size="12pt" fo:font-weight="bold" style:font-name-asian="DejaVuSans" style:font-size-asian="12pt" style:font-weight-asian="bold" style:font-name-complex="Lucidasans" style:font-size-complex="12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27T13:18:27</meta:creation-date>
    <dc:creator>m</dc:creator>
    <dc:date>2008-03-28T14:51:58</dc:date>
    <meta:editing-cycles>11</meta:editing-cycles>
    <meta:editing-duration>PT3H41M11S</meta:editing-duration>
    <meta:user-defined meta:name="Info 1"/>
    <meta:user-defined meta:name="Info 2"/>
    <meta:user-defined meta:name="Info 3"/>
    <meta:user-defined meta:name="Info 4"/>
    <meta:document-statistic meta:table-count="0" meta:image-count="0" meta:object-count="0" meta:page-count="3" meta:paragraph-count="35" meta:word-count="1031" meta:character-count="6893"/>
  </office:meta>
</office:document-meta>
</file>